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10.375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4.274cm"/>
    </style:style>
    <style:style style:name="co6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4" style:family="table-cell" style:parent-style-name="Default">
      <style:text-properties fo:color="#999999"/>
    </style:style>
    <style:style style:name="ce1" style:family="table-cell" style:parent-style-name="Default">
      <style:table-cell-properties fo:background-color="#81d41a"/>
    </style:style>
    <style:style style:name="ce9" style:family="table-cell" style:parent-style-name="Default" style:data-style-name="N50">
      <style:table-cell-properties fo:background-color="#81d41a"/>
    </style:style>
    <style:style style:name="ce12" style:family="table-cell" style:parent-style-name="Default">
      <style:table-cell-properties fo:background-color="transparent"/>
    </style:style>
    <style:style style:name="ce11" style:family="table-cell" style:parent-style-name="Default">
      <style:text-properties style:use-window-font-color="true" style:text-outline="false" style:text-line-through-style="none" style:text-line-through-type="none" style:font-name="Helvetica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none" style:country-asian="none" style:font-style-asian="normal" style:font-weight-asian="normal" style:font-name-complex="Helvetica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  <style:style style:name="ce8" style:family="table-cell" style:parent-style-name="Default" style:data-style-name="N50">
      <style:text-properties fo:color="#999999"/>
    </style:style>
    <style:style style:name="ce15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9"/>
        <table:table-column table:style-name="co1" table:default-cell-style-name="Default"/>
        <table:table-column table:style-name="co5" table:default-cell-style-name="ce3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Start</text:p>
          </table:table-cell>
          <table:table-cell office:value-type="string" calcext:value-type="string">
            <text:p>RAM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formula="of:=SUM([.H3:.H5297])" office:value-type="float" office:value="18446.434505" calcext:value-type="float">
            <text:p>18446.434505</text:p>
          </table:table-cell>
          <table:table-cell table:style-name="Default" table:formula="of:=[.H2]/24/365" office:value-type="float" office:value="2.10575736358447" calcext:value-type="float">
            <text:p>2.10575736358447</text:p>
          </table:table-cell>
          <table:table-cell office:value-type="string" calcext:value-type="string">
            <text:p>&lt;- CPU years</text:p>
          </table:table-cell>
          <table:table-cell table:formula="of:=SUM([.J3:.J456])" office:value-type="float" office:value="3949.4" calcext:value-type="float">
            <text:p>3949.4</text:p>
          </table:table-cell>
          <table:table-cell table:number-columns-repeated="1013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3671" calcext:value-type="float">
            <text:p>154.367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3.2832" calcext:value-type="float">
            <text:p>153.283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4.1598" calcext:value-type="float">
            <text:p>154.159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Tellurav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51.2328" calcext:value-type="float">
            <text:p>151.2328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Strisor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47848" calcext:value-type="float">
            <text:p>1.647848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Paleognathae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Otid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9" calcext:value-type="float">
            <text:p>0.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order_lvl_order_suborder_Mirandornith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2"/>
          <table:table-cell table:style-name="ce8"/>
          <table:table-cell table:style-name="ce4" table:number-columns-repeated="1015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Galloanser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973291" calcext:value-type="float">
            <text:p>2.97329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Columbbimorphae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64576" calcext:value-type="float">
            <text:p>1.26457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order_lvl_order_suborder_Aequornithes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.703039" calcext:value-type="float">
            <text:p>2.70303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ccipitr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nser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Apo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Bucerot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aprimulg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Charadriiformes <text:s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920523" calcext:value-type="float">
            <text:p>1.92052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icon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8"/>
          <table:table-cell table:style-name="ce4" office:value-type="string" calcext:value-type="string">
            <text:p>s</text:p>
          </table:table-cell>
          <table:table-cell table:style-name="ce4" table:number-columns-repeated="1009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lumb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oraci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Cucul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Falconiformes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Gall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Gru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Musophag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Otidiformes <text:s text:c="5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asseriformes <text:s text:c="3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59.92457" calcext:value-type="float">
            <text:p>59.92457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elecan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order_lvl_suborder_superfam_Piciformes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756259" calcext:value-type="float">
            <text:p>1.75625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odicipediformes 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rocellari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sittac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Pterocliformes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phenisciformes <text:s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trig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Suliformes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inamiformes <text:s text:c="4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order_lvl_suborder_superfam_Trogoniformes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Ardei <text:s text:c="6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Buceroti <text:s text:c="3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Charadri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Galbul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2" calcext:value-type="float">
            <text:p>0.2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Grui <text:s text:c="7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Lar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4249" calcext:value-type="float">
            <text:p>4249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asseri <text:s text:c="4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8.4344" calcext:value-type="float">
            <text:p>108.4344</text:p>
          </table:table-cell>
          <table:table-cell office:value-type="date" office:date-value="2021-10-13T11:59:00" calcext:value-type="date">
            <text:p>13/10/21 11:59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hasian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Pici <text:s text:c="7"/>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65647" calcext:value-type="float">
            <text:p>1.65647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Ralli <text:s text:c="6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border_lvl_superfam_fam_Scolopaci <text:s text:c="2"/>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border_lvl_superfam_fam_Tyranni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0.32763" calcext:value-type="float">
            <text:p>10.32763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erthi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0.5" calcext:value-type="float">
            <text:p>0.5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Corv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7.513349" calcext:value-type="float">
            <text:p>7.513349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superfam_lvl_fam_Meliphagoidea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.24356" calcext:value-type="float">
            <text:p>1.24356</text:p>
          </table:table-cell>
          <table:table-cell office:value-type="date" office:date-value="2021-10-13T11:59:00" calcext:value-type="date">
            <text:p>13/10/21 11:59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parametrisation</text:p>
          </table:table-cell>
          <table:table-cell table:style-name="ce4" office:value-type="string" calcext:value-type="string">
            <text:p>shapespace_superfam_lvl_fam_Menuroidea</text:p>
          </table:table-cell>
          <table:table-cell table:style-name="ce4" office:value-type="string" calcext:value-type="string">
            <text:p>local</text:p>
          </table:table-cell>
          <table:table-cell table:style-name="ce4" table:number-columns-repeated="1018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0.88889" calcext:value-type="float">
            <text:p>50.88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99389" calcext:value-type="float">
            <text:p>39.99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7.25667" calcext:value-type="float">
            <text:p>57.25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92556" calcext:value-type="float">
            <text:p>52.9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8944" calcext:value-type="float">
            <text:p>47.18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62278" calcext:value-type="float">
            <text:p>49.62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9.8975" calcext:value-type="float">
            <text:p>39.89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4.17833" calcext:value-type="float">
            <text:p>54.178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62.19722" calcext:value-type="float">
            <text:p>62.19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5.69444" calcext:value-type="float">
            <text:p>55.69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1175" calcext:value-type="float">
            <text:p>53.1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3.83056" calcext:value-type="float">
            <text:p>53.8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1.9325" calcext:value-type="float">
            <text:p>51.93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5.25278" calcext:value-type="float">
            <text:p>45.252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" calcext:value-type="float">
            <text:p>4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53639" calcext:value-type="float">
            <text:p>44.536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0389" calcext:value-type="float">
            <text:p>41.3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93361" calcext:value-type="float">
            <text:p>41.93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9.05028" calcext:value-type="float">
            <text:p>49.05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5528" calcext:value-type="float">
            <text:p>41.75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7.15694" calcext:value-type="float">
            <text:p>47.15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" calcext:value-type="float">
            <text:p>41.6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7806" calcext:value-type="float">
            <text:p>41.77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8.5525" calcext:value-type="float">
            <text:p>48.5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52.06056" calcext:value-type="float">
            <text:p>52.06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4.83694" calcext:value-type="float">
            <text:p>44.83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9611" calcext:value-type="float">
            <text:p>41.69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05944" calcext:value-type="float">
            <text:p>41.0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46444" calcext:value-type="float">
            <text:p>41.46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3972" calcext:value-type="float">
            <text:p>41.63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6.4725" calcext:value-type="float">
            <text:p>46.47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19111" calcext:value-type="float">
            <text:p>41.19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3944" calcext:value-type="float">
            <text:p>41.73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083" calcext:value-type="float">
            <text:p>41.7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34333" calcext:value-type="float">
            <text:p>41.34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72333" calcext:value-type="float">
            <text:p>41.72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417" calcext:value-type="float">
            <text:p>37.7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table:style-name="ce11" office:value-type="float" office:value="41.66583" calcext:value-type="float">
            <text:p>41.66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1167" calcext:value-type="float">
            <text:p>37.81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2806" calcext:value-type="float">
            <text:p>37.72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361" calcext:value-type="float">
            <text:p>37.66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7306" calcext:value-type="float">
            <text:p>37.77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2556" calcext:value-type="float">
            <text:p>37.82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806" calcext:value-type="float">
            <text:p>37.6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0389" calcext:value-type="float">
            <text:p>37.70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80417" calcext:value-type="float">
            <text:p>37.8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6675" calcext:value-type="float">
            <text:p>37.66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37.79556" calcext:value-type="float">
            <text:p>37.795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2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table:style-name="ce11" office:value-type="float" office:value="55.22083" calcext:value-type="float">
            <text:p>55.220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444" calcext:value-type="float">
            <text:p>52.75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25" calcext:value-type="float">
            <text:p>37.652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444" calcext:value-type="float">
            <text:p>37.70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972" calcext:value-type="float">
            <text:p>37.76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9528" calcext:value-type="float">
            <text:p>37.79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778" calcext:value-type="float">
            <text:p>37.76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444" calcext:value-type="float">
            <text:p>37.744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389" calcext:value-type="float">
            <text:p>37.713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944" calcext:value-type="float">
            <text:p>48.3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778" calcext:value-type="float">
            <text:p>49.6577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67" calcext:value-type="float">
            <text:p>47.6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0417" calcext:value-type="float">
            <text:p>43.2041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79361" calcext:value-type="float">
            <text:p>49.7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583" calcext:value-type="float">
            <text:p>50.69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0472" calcext:value-type="float">
            <text:p>41.304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1333" calcext:value-type="float">
            <text:p>41.4133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82944" calcext:value-type="float">
            <text:p>41.82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3667" calcext:value-type="float">
            <text:p>41.736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09972" calcext:value-type="float">
            <text:p>58.09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5583" calcext:value-type="float">
            <text:p>52.85583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89" calcext:value-type="float">
            <text:p>41.34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6194" calcext:value-type="float">
            <text:p>41.661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5944" calcext:value-type="float">
            <text:p>41.45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5139" calcext:value-type="float">
            <text:p>51.95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3056" calcext:value-type="float">
            <text:p>40.0305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8.7175" calcext:value-type="float">
            <text:p>58.71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7722" calcext:value-type="float">
            <text:p>52.7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9361" calcext:value-type="float">
            <text:p>47.2936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7611" calcext:value-type="float">
            <text:p>50.376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775" calcext:value-type="float">
            <text:p>50.577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67722" calcext:value-type="float">
            <text:p>41.677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94528" calcext:value-type="float">
            <text:p>41.945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2222" calcext:value-type="float">
            <text:p>51.5222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944" calcext:value-type="float">
            <text:p>53.7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7694" calcext:value-type="float">
            <text:p>53.7769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58167" calcext:value-type="float">
            <text:p>52.5816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306" calcext:value-type="float">
            <text:p>51.753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67028" calcext:value-type="float">
            <text:p>45.67028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37944" calcext:value-type="float">
            <text:p>46.37944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11" calcext:value-type="float">
            <text:p>37.75111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595" calcext:value-type="float">
            <text:p>46.595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806" calcext:value-type="float">
            <text:p>37.75806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" calcext:value-type="float">
            <text:p>37.7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98972" calcext:value-type="float">
            <text:p>56.98972</text:p>
          </table:table-cell>
          <table:table-cell office:value-type="date" office:date-value="2021-10-22T13:09:00" calcext:value-type="date">
            <text:p>22/10/21 13:09</text:p>
          </table:table-cell>
          <table:table-cell table:style-name="ce15"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889" calcext:value-type="float">
            <text:p>37.74889</text:p>
          </table:table-cell>
          <table:table-cell office:value-type="date" office:date-value="2021-10-22T13:09:00" calcext:value-type="date">
            <text:p>22/10/21 13:09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6889" calcext:value-type="float">
            <text:p>48.06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4417" calcext:value-type="float">
            <text:p>49.94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75" calcext:value-type="float">
            <text:p>47.537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4972" calcext:value-type="float">
            <text:p>51.54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5167" calcext:value-type="float">
            <text:p>50.35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3" calcext:value-type="float">
            <text:p>8753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4" calcext:value-type="float">
            <text:p>8754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53278" calcext:value-type="float">
            <text:p>47.532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5" calcext:value-type="float">
            <text:p>875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2139" calcext:value-type="float">
            <text:p>41.32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6" calcext:value-type="float">
            <text:p>875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722" calcext:value-type="float">
            <text:p>48.31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3778" calcext:value-type="float">
            <text:p>50.03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8" calcext:value-type="float">
            <text:p>8758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2361" calcext:value-type="float">
            <text:p>50.02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59" calcext:value-type="float">
            <text:p>8759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7694" calcext:value-type="float">
            <text:p>50.07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9861" calcext:value-type="float">
            <text:p>49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1" calcext:value-type="float">
            <text:p>876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7472" calcext:value-type="float">
            <text:p>49.57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2" calcext:value-type="float">
            <text:p>876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167" calcext:value-type="float">
            <text:p>49.61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3" calcext:value-type="float">
            <text:p>8763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6833" calcext:value-type="float">
            <text:p>49.66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4" calcext:value-type="float">
            <text:p>876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1806" calcext:value-type="float">
            <text:p>49.61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5" calcext:value-type="float">
            <text:p>876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66306" calcext:value-type="float">
            <text:p>43.663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6" calcext:value-type="float">
            <text:p>8766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15" calcext:value-type="float">
            <text:p>49.81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7" calcext:value-type="float">
            <text:p>8767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5528" calcext:value-type="float">
            <text:p>47.65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361" calcext:value-type="float">
            <text:p>37.6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69" calcext:value-type="float">
            <text:p>8769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65" calcext:value-type="float">
            <text:p>50.065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1" calcext:value-type="float">
            <text:p>8771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917" calcext:value-type="float">
            <text:p>37.729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2" calcext:value-type="float">
            <text:p>8772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111" calcext:value-type="float">
            <text:p>38.2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44" calcext:value-type="float">
            <text:p>37.719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4" calcext:value-type="float">
            <text:p>8774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722" calcext:value-type="float">
            <text:p>37.67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5" calcext:value-type="float">
            <text:p>8775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6" calcext:value-type="float">
            <text:p>8776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5444" calcext:value-type="float">
            <text:p>48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7" calcext:value-type="float">
            <text:p>8777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3056" calcext:value-type="float">
            <text:p>48.33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04083" calcext:value-type="float">
            <text:p>50.04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5139" calcext:value-type="float">
            <text:p>39.251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3556" calcext:value-type="float">
            <text:p>39.23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1" calcext:value-type="float">
            <text:p>878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8667" calcext:value-type="float">
            <text:p>48.38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2" calcext:value-type="float">
            <text:p>8782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24806" calcext:value-type="float">
            <text:p>43.24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3" calcext:value-type="float">
            <text:p>8783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95472" calcext:value-type="float">
            <text:p>44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7972" calcext:value-type="float">
            <text:p>50.27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5" calcext:value-type="float">
            <text:p>8785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5111" calcext:value-type="float">
            <text:p>48.55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6" calcext:value-type="float">
            <text:p>8786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972" calcext:value-type="float">
            <text:p>50.39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7" calcext:value-type="float">
            <text:p>8787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56" calcext:value-type="float">
            <text:p>48.44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8" calcext:value-type="float">
            <text:p>8788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472" calcext:value-type="float">
            <text:p>48.40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89" calcext:value-type="float">
            <text:p>8789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1472" calcext:value-type="float">
            <text:p>48.31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4889" calcext:value-type="float">
            <text:p>48.3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2" calcext:value-type="float">
            <text:p>48.4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2" calcext:value-type="float">
            <text:p>8792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41528" calcext:value-type="float">
            <text:p>45.41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3" calcext:value-type="float">
            <text:p>8793</text:p>
          </table:table-cell>
          <table:table-cell office:value-type="float" office:value="8" calcext:value-type="float">
            <text:p>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6472" calcext:value-type="float">
            <text:p>50.7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4" calcext:value-type="float">
            <text:p>8794</text:p>
          </table:table-cell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5472" calcext:value-type="float">
            <text:p>49.95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5" calcext:value-type="float">
            <text:p>8795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7222" calcext:value-type="float">
            <text:p>50.4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6" calcext:value-type="float">
            <text:p>8796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2611" calcext:value-type="float">
            <text:p>47.62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7" calcext:value-type="float">
            <text:p>8797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12861" calcext:value-type="float">
            <text:p>41.12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8" calcext:value-type="float">
            <text:p>8798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2028" calcext:value-type="float">
            <text:p>41.72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99" calcext:value-type="float">
            <text:p>8799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11" calcext:value-type="float">
            <text:p>40.881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71083" calcext:value-type="float">
            <text:p>41.7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1" calcext:value-type="float">
            <text:p>880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8167" calcext:value-type="float">
            <text:p>40.88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2" calcext:value-type="float">
            <text:p>8802</text:p>
          </table:table-cell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83" calcext:value-type="float">
            <text:p>37.69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3" calcext:value-type="float">
            <text:p>8803</text:p>
          </table:table-cell>
          <table:table-cell office:value-type="float" office:value="8" calcext:value-type="float">
            <text:p>8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5806" calcext:value-type="float">
            <text:p>38.2580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4" calcext:value-type="float">
            <text:p>8804</text:p>
          </table:table-cell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4889" calcext:value-type="float">
            <text:p>43.84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5" calcext:value-type="float">
            <text:p>8805</text:p>
          </table:table-cell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35444" calcext:value-type="float">
            <text:p>45.35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6" calcext:value-type="float">
            <text:p>880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0611" calcext:value-type="float">
            <text:p>37.7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7" calcext:value-type="float">
            <text:p>8807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583" calcext:value-type="float">
            <text:p>37.625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8" calcext:value-type="float">
            <text:p>8808</text:p>
          </table:table-cell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2417" calcext:value-type="float">
            <text:p>37.72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09" calcext:value-type="float">
            <text:p>8809</text:p>
          </table:table-cell>
          <table:table-cell office:value-type="float" office:value="8" calcext:value-type="float">
            <text:p>8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722" calcext:value-type="float">
            <text:p>37.68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1" calcext:value-type="float">
            <text:p>8811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8.23861" calcext:value-type="float">
            <text:p>38.23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667" calcext:value-type="float">
            <text:p>37.67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2722" calcext:value-type="float">
            <text:p>37.627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4" calcext:value-type="float">
            <text:p>8814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89" calcext:value-type="float">
            <text:p>37.678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194" calcext:value-type="float">
            <text:p>37.691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6" calcext:value-type="float">
            <text:p>8816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4389" calcext:value-type="float">
            <text:p>41.54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7" calcext:value-type="float">
            <text:p>8817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222" calcext:value-type="float">
            <text:p>37.75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8" calcext:value-type="float">
            <text:p>8818</text:p>
          </table:table-cell>
          <table:table-cell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972" calcext:value-type="float">
            <text:p>37.719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19" calcext:value-type="float">
            <text:p>8819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6167" calcext:value-type="float">
            <text:p>39.96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91083" calcext:value-type="float">
            <text:p>45.91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1" calcext:value-type="float">
            <text:p>8821</text:p>
          </table:table-cell>
          <table:table-cell office:value-type="float" office:value="8" calcext:value-type="float">
            <text:p>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62667" calcext:value-type="float">
            <text:p>51.62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2" calcext:value-type="float">
            <text:p>8822</text:p>
          </table:table-cell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5028" calcext:value-type="float">
            <text:p>51.7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3" calcext:value-type="float">
            <text:p>8823</text:p>
          </table:table-cell>
          <table:table-cell office:value-type="float" office:value="8" calcext:value-type="float">
            <text:p>8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556" calcext:value-type="float">
            <text:p>37.715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4" calcext:value-type="float">
            <text:p>8824</text:p>
          </table:table-cell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5333" calcext:value-type="float">
            <text:p>49.353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5" calcext:value-type="float">
            <text:p>8825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5056" calcext:value-type="float">
            <text:p>48.45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6" calcext:value-type="float">
            <text:p>8826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6528" calcext:value-type="float">
            <text:p>40.26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7" calcext:value-type="float">
            <text:p>8827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09389" calcext:value-type="float">
            <text:p>37.0938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8" calcext:value-type="float">
            <text:p>8828</text:p>
          </table:table-cell>
          <table:table-cell office:value-type="float" office:value="8" calcext:value-type="float">
            <text:p>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48639" calcext:value-type="float">
            <text:p>54.48639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667" calcext:value-type="float">
            <text:p>37.696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8" calcext:value-type="float">
            <text:p>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6444" calcext:value-type="float">
            <text:p>39.6644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1" calcext:value-type="float">
            <text:p>8831</text:p>
          </table:table-cell>
          <table:table-cell office:value-type="float" office:value="8" calcext:value-type="float">
            <text:p>8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694" calcext:value-type="float">
            <text:p>37.66694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361" calcext:value-type="float">
            <text:p>37.68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8" calcext:value-type="float">
            <text:p>8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833" calcext:value-type="float">
            <text:p>37.6383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4" calcext:value-type="float">
            <text:p>8834</text:p>
          </table:table-cell>
          <table:table-cell office:value-type="float" office:value="8" calcext:value-type="float">
            <text:p>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25028" calcext:value-type="float">
            <text:p>40.250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22" calcext:value-type="float">
            <text:p>37.66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6" calcext:value-type="float">
            <text:p>8836</text:p>
          </table:table-cell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42167" calcext:value-type="float">
            <text:p>40.4216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7" calcext:value-type="float">
            <text:p>8837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8417" calcext:value-type="float">
            <text:p>41.38417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8" calcext:value-type="float">
            <text:p>8838</text:p>
          </table:table-cell>
          <table:table-cell office:value-type="float" office:value="8" calcext:value-type="float">
            <text:p>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083" calcext:value-type="float">
            <text:p>37.73083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39" calcext:value-type="float">
            <text:p>8839</text:p>
          </table:table-cell>
          <table:table-cell office:value-type="float" office:value="8" calcext:value-type="float">
            <text:p>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778" calcext:value-type="float">
            <text:p>37.82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8" calcext:value-type="float">
            <text:p>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361" calcext:value-type="float">
            <text:p>37.65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1" calcext:value-type="float">
            <text:p>8841</text:p>
          </table:table-cell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472" calcext:value-type="float">
            <text:p>37.6647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61" calcext:value-type="float">
            <text:p>37.698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3" calcext:value-type="float">
            <text:p>8843</text:p>
          </table:table-cell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20611" calcext:value-type="float">
            <text:p>47.2061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4" calcext:value-type="float">
            <text:p>8844</text:p>
          </table:table-cell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78056" calcext:value-type="float">
            <text:p>55.78056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5" calcext:value-type="float">
            <text:p>8845</text:p>
          </table:table-cell>
          <table:table-cell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09528" calcext:value-type="float">
            <text:p>39.0952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6" calcext:value-type="float">
            <text:p>8846</text:p>
          </table:table-cell>
          <table:table-cell office:value-type="float" office:value="8" calcext:value-type="float">
            <text:p>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97361" calcext:value-type="float">
            <text:p>51.97361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7" calcext:value-type="float">
            <text:p>8847</text:p>
          </table:table-cell>
          <table:table-cell office:value-type="float" office:value="8" calcext:value-type="float">
            <text:p>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9778" calcext:value-type="float">
            <text:p>50.69778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848" calcext:value-type="float">
            <text:p>884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2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6.57222" calcext:value-type="float">
            <text:p>36.57222</text:p>
          </table:table-cell>
          <table:table-cell office:value-type="string" calcext:value-type="string">
            <text:p>15/11/21 – 11:34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8639" calcext:value-type="float">
            <text:p>48.78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889" calcext:value-type="float">
            <text:p>37.69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0889" calcext:value-type="float">
            <text:p>50.30889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6583" calcext:value-type="float">
            <text:p>37.76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667" calcext:value-type="float">
            <text:p>37.71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0611" calcext:value-type="float">
            <text:p>37.80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575" calcext:value-type="float">
            <text:p>41.25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25" calcext:value-type="float">
            <text:p>39.99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75" calcext:value-type="float">
            <text:p>39.6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99556" calcext:value-type="float">
            <text:p>49.99556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87222" calcext:value-type="float">
            <text:p>43.87222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8222" calcext:value-type="float">
            <text:p>37.88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5333" calcext:value-type="float">
            <text:p>50.45333</text:p>
          </table:table-cell>
          <table:table-cell table:style-name="Default" office:value-type="string" calcext:value-type="string">
            <text:p>03/12/21 – 12:37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1333" calcext:value-type="float">
            <text:p>37.91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2722" calcext:value-type="float">
            <text:p>50.82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9917" calcext:value-type="float">
            <text:p>37.99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7028" calcext:value-type="float">
            <text:p>37.97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93028" calcext:value-type="float">
            <text:p>37.93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472" calcext:value-type="float">
            <text:p>37.71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833" calcext:value-type="float">
            <text:p>37.84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9625" calcext:value-type="float">
            <text:p>50.9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2275" calcext:value-type="float">
            <text:p>45.2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806" calcext:value-type="float">
            <text:p>50.39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722" calcext:value-type="float">
            <text:p>37.73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444" calcext:value-type="float">
            <text:p>37.864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167" calcext:value-type="float">
            <text:p>37.6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361" calcext:value-type="float">
            <text:p>37.75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056" calcext:value-type="float">
            <text:p>37.6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9222" calcext:value-type="float">
            <text:p>41.29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4333" calcext:value-type="float">
            <text:p>37.74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417" calcext:value-type="float">
            <text:p>37.81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1.87472" calcext:value-type="float">
            <text:p>61.87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275" calcext:value-type="float">
            <text:p>41.4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611" calcext:value-type="float">
            <text:p>49.15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083" calcext:value-type="float">
            <text:p>37.71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35" calcext:value-type="float">
            <text:p>37.73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0472" calcext:value-type="float">
            <text:p>39.904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99583" calcext:value-type="float">
            <text:p>39.9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4056" calcext:value-type="float">
            <text:p>40.14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7167" calcext:value-type="float">
            <text:p>39.17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8972" calcext:value-type="float">
            <text:p>53.48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0361" calcext:value-type="float">
            <text:p>53.503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944" calcext:value-type="float">
            <text:p>37.64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3944" calcext:value-type="float">
            <text:p>39.63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6639" calcext:value-type="float">
            <text:p>39.166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389" calcext:value-type="float">
            <text:p>41.44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10722" calcext:value-type="float">
            <text:p>40.107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70194" calcext:value-type="float">
            <text:p>53.70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1222" calcext:value-type="float">
            <text:p>48.4122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0139" calcext:value-type="float">
            <text:p>48.9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6" calcext:value-type="float">
            <text:p>49.1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5139" calcext:value-type="float">
            <text:p>50.75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0139" calcext:value-type="float">
            <text:p>49.2013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11" calcext:value-type="float">
            <text:p>37.671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194" calcext:value-type="float">
            <text:p>37.67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4278" calcext:value-type="float">
            <text:p>37.8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5" calcext:value-type="float">
            <text:p>37.6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54278" calcext:value-type="float">
            <text:p>43.54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0.55583" calcext:value-type="float">
            <text:p>60.55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34806" calcext:value-type="float">
            <text:p>41.3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1917" calcext:value-type="float">
            <text:p>37.819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944" calcext:value-type="float">
            <text:p>37.6694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5167" calcext:value-type="float">
            <text:p>37.751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25" calcext:value-type="float">
            <text:p>48.7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11972" calcext:value-type="float">
            <text:p>39.11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7278" calcext:value-type="float">
            <text:p>49.87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9611" calcext:value-type="float">
            <text:p>48.49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75" calcext:value-type="float">
            <text:p>39.827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333" calcext:value-type="float">
            <text:p>37.693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6306" calcext:value-type="float">
            <text:p>40.06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82306" calcext:value-type="float">
            <text:p>39.823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1194" calcext:value-type="float">
            <text:p>37.711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9583" calcext:value-type="float">
            <text:p>37.695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14778" calcext:value-type="float">
            <text:p>44.147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6056" calcext:value-type="float">
            <text:p>44.36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58667" calcext:value-type="float">
            <text:p>41.5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5278" calcext:value-type="float">
            <text:p>52.7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72056" calcext:value-type="float">
            <text:p>52.72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56" calcext:value-type="float">
            <text:p>44.3905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44611" calcext:value-type="float">
            <text:p>41.4461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85694" calcext:value-type="float">
            <text:p>40.85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65.31833" calcext:value-type="float">
            <text:p>65.3183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7.28861" calcext:value-type="float">
            <text:p>57.28861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24694" calcext:value-type="float">
            <text:p>39.24694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89389" calcext:value-type="float">
            <text:p>55.89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9.64528" calcext:value-type="float">
            <text:p>39.645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5278" calcext:value-type="float">
            <text:p>54.0527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6028" calcext:value-type="float">
            <text:p>48.46028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4083" calcext:value-type="float">
            <text:p>48.44083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625" calcext:value-type="float">
            <text:p>37.6625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2972" calcext:value-type="float">
            <text:p>37.82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8667" calcext:value-type="float">
            <text:p>37.6866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7806" calcext:value-type="float">
            <text:p>37.67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0389" calcext:value-type="float">
            <text:p>48.803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65972" calcext:value-type="float">
            <text:p>48.65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9417" calcext:value-type="float">
            <text:p>54.39417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806" calcext:value-type="float">
            <text:p>49.44806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86972" calcext:value-type="float">
            <text:p>37.86972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0.08889" calcext:value-type="float">
            <text:p>40.08889</text:p>
          </table:table-cell>
          <table:table-cell table:style-name="Default" office:value-type="string" calcext:value-type="string">
            <text:p>24/11/21 – 10:51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9333" calcext:value-type="float">
            <text:p>49.393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57694" calcext:value-type="float">
            <text:p>44.57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2083" calcext:value-type="float">
            <text:p>47.02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98583" calcext:value-type="float">
            <text:p>46.98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325" calcext:value-type="float">
            <text:p>48.932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82139" calcext:value-type="float">
            <text:p>49.82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6056" calcext:value-type="float">
            <text:p>50.460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3611" calcext:value-type="float">
            <text:p>49.3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0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91417" calcext:value-type="float">
            <text:p>48.91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15" calcext:value-type="float">
            <text:p>49.31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65528" calcext:value-type="float">
            <text:p>49.65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39306" calcext:value-type="float">
            <text:p>48.393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40583" calcext:value-type="float">
            <text:p>48.40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79972" calcext:value-type="float">
            <text:p>51.799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8861" calcext:value-type="float">
            <text:p>47.88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5361" calcext:value-type="float">
            <text:p>49.15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1.21694" calcext:value-type="float">
            <text:p>41.21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36361" calcext:value-type="float">
            <text:p>49.36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3.76722" calcext:value-type="float">
            <text:p>43.76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40556" calcext:value-type="float">
            <text:p>46.405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39028" calcext:value-type="float">
            <text:p>44.39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4583" calcext:value-type="float">
            <text:p>48.04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03472" calcext:value-type="float">
            <text:p>48.03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02833" calcext:value-type="float">
            <text:p>51.028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26889" calcext:value-type="float">
            <text:p>49.268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08806" calcext:value-type="float">
            <text:p>54.08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75" calcext:value-type="float">
            <text:p>52.27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5667" calcext:value-type="float">
            <text:p>47.456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87694" calcext:value-type="float">
            <text:p>47.87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675" calcext:value-type="float">
            <text:p>47.067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59806" calcext:value-type="float">
            <text:p>48.59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5861" calcext:value-type="float">
            <text:p>52.05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63611" calcext:value-type="float">
            <text:p>47.6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06167" calcext:value-type="float">
            <text:p>52.06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7806" calcext:value-type="float">
            <text:p>47.478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73306" calcext:value-type="float">
            <text:p>48.7330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8" calcext:value-type="float">
            <text:p>50.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595" calcext:value-type="float">
            <text:p>51.59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19278" calcext:value-type="float">
            <text:p>49.192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2583" calcext:value-type="float">
            <text:p>49.42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085" calcext:value-type="float">
            <text:p>47.08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7025" calcext:value-type="float">
            <text:p>50.702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4639" calcext:value-type="float">
            <text:p>49.446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8611" calcext:value-type="float">
            <text:p>53.88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235" calcext:value-type="float">
            <text:p>51.23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7167" calcext:value-type="float">
            <text:p>50.87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28528" calcext:value-type="float">
            <text:p>52.28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167" calcext:value-type="float">
            <text:p>49.54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7194" calcext:value-type="float">
            <text:p>47.971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2.83139" calcext:value-type="float">
            <text:p>52.83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6139" calcext:value-type="float">
            <text:p>50.56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72" calcext:value-type="float">
            <text:p>37.64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6.58" calcext:value-type="float">
            <text:p>56.5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528" calcext:value-type="float">
            <text:p>50.23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1417" calcext:value-type="float">
            <text:p>50.21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3778" calcext:value-type="float">
            <text:p>50.4377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7944" calcext:value-type="float">
            <text:p>53.1794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98694" calcext:value-type="float">
            <text:p>47.98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52917" calcext:value-type="float">
            <text:p>50.52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4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5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39694" calcext:value-type="float">
            <text:p>50.3969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45083" calcext:value-type="float">
            <text:p>53.45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4417" calcext:value-type="float">
            <text:p>37.644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62917" calcext:value-type="float">
            <text:p>55.62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9139" calcext:value-type="float">
            <text:p>50.49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10667" calcext:value-type="float">
            <text:p>51.106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44139" calcext:value-type="float">
            <text:p>50.4413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19389" calcext:value-type="float">
            <text:p>53.193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60556" calcext:value-type="float">
            <text:p>50.60556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30472" calcext:value-type="float">
            <text:p>55.3047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35333" calcext:value-type="float">
            <text:p>51.3533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545" calcext:value-type="float">
            <text:p>49.545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23722" calcext:value-type="float">
            <text:p>50.23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81028" calcext:value-type="float">
            <text:p>53.81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9.49917" calcext:value-type="float">
            <text:p>49.49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94861" calcext:value-type="float">
            <text:p>54.94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5.15722" calcext:value-type="float">
            <text:p>55.15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3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77444" calcext:value-type="float">
            <text:p>37.77444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4.01861" calcext:value-type="float">
            <text:p>44.018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7.43917" calcext:value-type="float">
            <text:p>47.4391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8.83611" calcext:value-type="float">
            <text:p>48.8361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3.59361" calcext:value-type="float">
            <text:p>53.59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8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4.30167" calcext:value-type="float">
            <text:p>54.30167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0.84083" calcext:value-type="float">
            <text:p>50.840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361" calcext:value-type="float">
            <text:p>51.86361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51.86028" calcext:value-type="float">
            <text:p>51.860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6.65722" calcext:value-type="float">
            <text:p>46.65722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5.82583" calcext:value-type="float">
            <text:p>45.82583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42.05528" calcext:value-type="float">
            <text:p>42.05528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6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7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8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099</text:p>
          </table:table-cell>
          <table:table-cell office:value-type="string" calcext:value-type="string">
            <text:p>sharc.shef.ac.uk</text:p>
          </table:table-cell>
          <table:table-cell table:style-name="ce12" office:value-type="string" calcext:value-type="string">
            <text:p>rerun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07/01/22 – 13:48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shapespace_allbirds_lvl_superorder_order_010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Done</text:p>
          </table:table-cell>
          <table:table-cell office:value-type="float" office:value="37.63389" calcext:value-type="float">
            <text:p>37.63389</text:p>
          </table:table-cell>
          <table:table-cell table:style-name="Default" office:value-type="string" calcext:value-type="string">
            <text:p>09/12/21 – 11:00</text:p>
          </table:table-cell>
          <table:table-cell office:value-type="float" office:value="9.8" calcext:value-type="float">
            <text:p>9.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1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 style:data-style-name="N2" text:time-value="13:13:34.6008321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5:00:23.623562868</meta:creation-date>
    <meta:generator>LibreOffice/6.4.7.2$Linux_X86_64 LibreOffice_project/40$Build-2</meta:generator>
    <dc:date>2022-01-07T15:17:43.298422174</dc:date>
    <meta:editing-duration>P5DT12H41M16S</meta:editing-duration>
    <meta:editing-cycles>204</meta:editing-cycles>
    <meta:document-statistic meta:table-count="1" meta:cell-count="4411" meta:object-count="0"/>
  </office:meta>
</office:document-meta>
</file>